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/>
    </style:style>
    <style:style style:name="gr2" style:family="graphic" style:parent-style-name="standard">
      <style:graphic-properties draw:stroke="solid" svg:stroke-width="0.051cm" draw:marker-start-width="0.076cm" draw:marker-end-width="0.076cm" draw:fill-color="#cccccc" draw:textarea-horizontal-align="center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draw:marker-start-width="0.076cm" draw:marker-end-width="0.076cm" draw:fill="none" draw:textarea-horizontal-align="center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draw:marker-start-width="0.076cm" draw:marker-end-width="0.076cm" draw:textarea-horizontal-align="center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076cm" draw:marker-end-width="0.076cm" draw:fill="solid" draw:fill-color="#e6e6e6" draw:textarea-vertical-align="middle" fo:min-height="0.635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draw:marker-start-width="0.076cm" draw:marker-end-width="0.076cm" draw:fill="none" draw:textarea-horizontal-align="center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solid" draw:fill-color="#e6e6e6" draw:textarea-vertical-align="middle" fo:min-height="0.483cm"/>
    </style:style>
    <style:style style:name="gr8" style:family="graphic" style:parent-style-name="standard">
      <style:graphic-properties draw:stroke="solid" svg:stroke-width="0.051cm" draw:marker-start-width="0.076cm" draw:marker-end-width="0.076cm" draw:fill-color="#cccccc" draw:textarea-horizontal-align="center"/>
    </style:style>
    <style:style style:name="gr9" style:family="graphic" style:parent-style-name="standard">
      <style:graphic-properties draw:stroke="solid" svg:stroke-width="0.051cm" draw:marker-start-width="0.076cm" draw:marker-end-width="0.076cm" draw:fill="none" draw:textarea-horizontal-align="center"/>
    </style:style>
    <style:style style:name="gr10" style:family="graphic" style:parent-style-name="standard">
      <style:graphic-properties draw:stroke="solid" svg:stroke-width="0.051cm" draw:marker-start-width="0.381cm" draw:marker-end-width="0.381cm" draw:fill="none" draw:textarea-horizontal-align="center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draw:marker-start="Square" draw:marker-start-width="0.279cm" draw:marker-end="Square" draw:marker-end-width="0.279cm" draw:textarea-horizontal-align="center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152cm" draw:marker-start="" draw:marker-start-width="0.533cm" draw:marker-end="Small_20_Arrow" draw:marker-end-width="0.381cm" draw:textarea-horizontal-align="center" fo:padding-top="0.2cm" fo:padding-bottom="0.2cm" fo:padding-left="0.325cm" fo:padding-right="0.325cm"/>
    </style:style>
    <style:style style:name="gr13" style:family="graphic" style:parent-style-name="standard">
      <style:graphic-properties draw:stroke="solid" svg:stroke-width="0.051cm" draw:marker-start="Square" draw:marker-start-width="0.381cm" draw:marker-end="Small_20_Arrow" draw:marker-end-width="0.229cm" draw:textarea-horizontal-align="center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152cm" draw:marker-start="" draw:marker-start-width="0.533cm" draw:marker-end="Small_20_Arrow" draw:marker-end-width="0.381cm" draw:textarea-horizontal-align="center" fo:padding-top="0.2cm" fo:padding-bottom="0.2cm" fo:padding-left="0.325cm" fo:padding-right="0.325cm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fill="none" draw:textarea-horizontal-align="center"/>
    </style:style>
    <style:style style:name="gr17" style:family="graphic" style:parent-style-name="standard">
      <style:graphic-properties draw:stroke="solid" svg:stroke-width="0.152cm" draw:marker-start="" draw:marker-start-width="0.533cm" draw:marker-end="Small_20_Arrow" draw:marker-end-width="0.533cm" draw:marker-end-center="false" draw:textarea-horizontal-align="center" fo:padding-top="0.2cm" fo:padding-bottom="0.2cm" fo:padding-left="0.325cm" fo:padding-right="0.325cm"/>
    </style:style>
    <style:style style:name="P1" style:family="paragraph">
      <style:paragraph-properties fo:margin-left="0cm" fo:margin-right="0cm" fo:text-align="center" fo:text-indent="0cm"/>
      <style:text-properties fo:font-size="16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line-height="100%" fo:text-align="center" fo:text-indent="0cm"/>
      <style:text-properties fo:font-size="12pt"/>
    </style:style>
    <style:style style:name="P5" style:family="paragraph">
      <style:paragraph-properties fo:margin-left="0cm" fo:margin-right="0cm" fo:line-height="100%" fo:text-align="center" fo:text-indent="0cm"/>
      <style:text-properties fo:font-size="12pt" fo:font-weight="bold"/>
    </style:style>
    <style:style style:name="P6" style:family="paragraph">
      <style:paragraph-properties fo:margin-left="0cm" fo:margin-right="0cm" fo:line-height="100%" fo:text-align="center" fo:text-indent="0cm"/>
      <style:text-properties fo:font-size="14pt" fo:font-weight="bold"/>
    </style:style>
    <style:style style:name="P7" style:family="paragraph">
      <style:paragraph-properties fo:margin-left="0cm" fo:margin-right="0cm" fo:text-align="center" fo:text-indent="0cm"/>
      <style:text-properties fo:font-size="18pt" fo:font-weight="bold"/>
    </style:style>
    <style:style style:name="P8" style:family="paragraph">
      <style:paragraph-properties fo:margin-left="0cm" fo:margin-right="0cm" fo:line-height="100%" fo:text-align="center" fo:text-indent="0cm"/>
      <style:text-properties fo:font-size="12pt" fo:font-weight="normal"/>
    </style:style>
    <style:style style:name="P9" style:family="paragraph">
      <style:paragraph-properties fo:margin-left="0cm" fo:margin-right="0cm" fo:text-align="center" fo:text-indent="0cm"/>
      <style:text-properties fo:font-weight="bold"/>
    </style:style>
    <style:style style:name="P10" style:family="paragraph">
      <style:paragraph-properties fo:text-align="center"/>
      <style:text-properties fo:font-weight="bold"/>
    </style:style>
    <style:style style:name="T1" style:family="text">
      <style:text-properties fo:font-size="16pt"/>
    </style:style>
    <style:style style:name="T2" style:family="text">
      <style:text-properties fo:font-size="16pt" fo:font-weight="bold"/>
    </style:style>
    <style:style style:name="T3" style:family="text">
      <style:text-properties fo:font-size="14pt"/>
    </style:style>
    <style:style style:name="T4" style:family="text">
      <style:text-properties fo:font-size="12pt"/>
    </style:style>
    <style:style style:name="T5" style:family="text">
      <style:text-properties fo:font-size="14pt" fo:font-weight="bold"/>
    </style:style>
    <style:style style:name="T6" style:family="text">
      <style:text-properties fo:font-size="18pt" fo:font-weight="bold"/>
    </style:style>
    <style:style style:name="T7" style:family="text">
      <style:text-properties fo:font-size="12pt" fo:font-weight="normal"/>
    </style:style>
    <style:style style:name="T8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5.08cm" svg:height="1.905cm" svg:x="9.455cm" svg:y="1.585cm">
          <text:p text:style-name="P1"><text:span text:style-name="T1">Node </text:span><text:span text:style-name="T2">LT-&gt;GT</text:span><text:span text:style-name="T1"> </text:span></text:p>
          <text:p text:style-name="P1"><text:span text:style-name="T1">Model</text:span></text:p>
        </draw:rect>
        <draw:rect draw:style-name="gr1" draw:text-style-name="P1" draw:id="id5" draw:layer="layout" svg:width="3.302cm" svg:height="1.905cm" svg:x="10.3cm" svg:y="10.479cm">
          <text:p text:style-name="P1"><text:span text:style-name="T2">GT-&gt;GMT</text:span></text:p>
          <text:p text:style-name="P1"><text:span text:style-name="T1">Model</text:span></text:p>
        </draw:rect>
        <draw:g>
          <draw:g>
            <draw:rect draw:style-name="gr2" draw:text-style-name="P2" draw:layer="layout" svg:width="2.54cm" svg:height="0.635cm" svg:x="0.937cm" svg:y="1.313cm">
              <text:p/>
            </draw:rect>
            <draw:rect draw:style-name="gr3" draw:text-style-name="P3" draw:layer="layout" svg:width="1.27cm" svg:height="0.635cm" svg:x="0.937cm" svg:y="1.313cm">
              <text:p text:style-name="P3"><text:span text:style-name="T3">GT</text:span></text:p>
            </draw:rect>
            <draw:rect draw:style-name="gr3" draw:text-style-name="P3" draw:layer="layout" svg:width="1.27cm" svg:height="0.635cm" svg:x="2.207cm" svg:y="1.313cm">
              <text:p text:style-name="P3"><text:span text:style-name="T3">LT</text:span></text:p>
            </draw:rect>
            <draw:line draw:style-name="gr4" draw:text-style-name="P2" draw:layer="layout" svg:x1="2.207cm" svg:y1="1.313cm" svg:x2="2.207cm" svg:y2="1.948cm">
              <text:p/>
            </draw:line>
          </draw:g>
          <draw:g>
            <draw:rect draw:style-name="gr2" draw:text-style-name="P2" draw:layer="layout" svg:width="2.54cm" svg:height="0.635cm" svg:x="0.937cm" svg:y="2.583cm">
              <text:p/>
            </draw:rect>
            <draw:rect draw:style-name="gr3" draw:text-style-name="P3" draw:layer="layout" svg:width="1.27cm" svg:height="0.635cm" svg:x="0.937cm" svg:y="2.583cm">
              <text:p text:style-name="P3"><text:span text:style-name="T3">GT</text:span></text:p>
            </draw:rect>
            <draw:rect draw:style-name="gr3" draw:text-style-name="P3" draw:layer="layout" svg:width="1.27cm" svg:height="0.635cm" svg:x="2.207cm" svg:y="2.583cm">
              <text:p text:style-name="P3"><text:span text:style-name="T3">LT</text:span></text:p>
            </draw:rect>
            <draw:line draw:style-name="gr4" draw:text-style-name="P2" draw:layer="layout" svg:x1="2.207cm" svg:y1="2.583cm" svg:x2="2.207cm" svg:y2="3.218cm">
              <text:p/>
            </draw:line>
          </draw:g>
          <draw:g>
            <draw:rect draw:style-name="gr2" draw:text-style-name="P2" draw:layer="layout" svg:width="2.54cm" svg:height="0.635cm" svg:x="0.937cm" svg:y="3.853cm">
              <text:p/>
            </draw:rect>
            <draw:rect draw:style-name="gr3" draw:text-style-name="P3" draw:layer="layout" svg:width="1.27cm" svg:height="0.635cm" svg:x="0.937cm" svg:y="3.853cm">
              <text:p text:style-name="P3"><text:span text:style-name="T3">GT</text:span></text:p>
            </draw:rect>
            <draw:rect draw:style-name="gr3" draw:text-style-name="P3" draw:layer="layout" svg:width="1.27cm" svg:height="0.635cm" svg:x="2.207cm" svg:y="3.853cm">
              <text:p text:style-name="P3"><text:span text:style-name="T3">LT</text:span></text:p>
            </draw:rect>
            <draw:line draw:style-name="gr4" draw:text-style-name="P2" draw:layer="layout" svg:x1="2.207cm" svg:y1="3.853cm" svg:x2="2.207cm" svg:y2="4.488cm">
              <text:p/>
            </draw:line>
          </draw:g>
        </draw:g>
        <draw:frame draw:style-name="gr5" draw:text-style-name="P5" draw:layer="layout" svg:width="4.445cm" svg:height="0.935cm" svg:x="0cm" svg:y="-0.025cm">
          <draw:text-box>
            <text:p text:style-name="P4"><text:span text:style-name="T4">Status Messages</text:span></text:p>
          </draw:text-box>
        </draw:frame>
        <draw:rect draw:style-name="gr6" draw:text-style-name="P2" draw:id="id1" draw:layer="layout" svg:width="4.445cm" svg:height="5.08cm" svg:x="0cm" svg:y="0cm">
          <text:p/>
        </draw:rect>
        <draw:g draw:id="id3">
          <draw:frame draw:style-name="gr7" draw:text-style-name="P6" draw:layer="layout" svg:width="5.08cm" svg:height="0.831cm" svg:x="16.51cm" svg:y="0cm">
            <draw:text-box>
              <text:p text:style-name="P6"><text:span text:style-name="T5">INPUT DATA</text:span></text:p>
            </draw:text-box>
          </draw:frame>
          <draw:g>
            <draw:g>
              <draw:rect draw:style-name="gr8" draw:text-style-name="P2" draw:layer="layout" svg:width="3.628cm" svg:height="0.635cm" svg:x="17.236cm" svg:y="1.27cm">
                <text:p/>
              </draw:rect>
              <draw:rect draw:style-name="gr9" draw:text-style-name="P3" draw:layer="layout" svg:width="1.451cm" svg:height="0.635cm" svg:x="17.236cm" svg:y="1.27cm">
                <text:p text:style-name="P3"><text:span text:style-name="T3">LT</text:span></text:p>
              </draw:rect>
              <draw:rect draw:style-name="gr9" draw:text-style-name="P3" draw:layer="layout" svg:width="2.177cm" svg:height="0.635cm" svg:x="18.687cm" svg:y="1.27cm">
                <text:p text:style-name="P3"><text:span text:style-name="T3">DATA</text:span></text:p>
              </draw:rect>
              <draw:line draw:style-name="gr4" draw:text-style-name="P2" draw:layer="layout" svg:x1="18.687cm" svg:y1="1.27cm" svg:x2="18.687cm" svg:y2="1.905cm">
                <text:p/>
              </draw:line>
            </draw:g>
            <draw:g>
              <draw:rect draw:style-name="gr8" draw:text-style-name="P2" draw:layer="layout" svg:width="3.628cm" svg:height="0.635cm" svg:x="17.236cm" svg:y="2.54cm">
                <text:p/>
              </draw:rect>
              <draw:rect draw:style-name="gr9" draw:text-style-name="P3" draw:layer="layout" svg:width="1.451cm" svg:height="0.635cm" svg:x="17.236cm" svg:y="2.54cm">
                <text:p text:style-name="P3"><text:span text:style-name="T3">LT</text:span></text:p>
              </draw:rect>
              <draw:rect draw:style-name="gr9" draw:text-style-name="P3" draw:layer="layout" svg:width="2.177cm" svg:height="0.635cm" svg:x="18.687cm" svg:y="2.54cm">
                <text:p text:style-name="P3"><text:span text:style-name="T3">DATA</text:span></text:p>
              </draw:rect>
              <draw:line draw:style-name="gr4" draw:text-style-name="P2" draw:layer="layout" svg:x1="18.687cm" svg:y1="2.54cm" svg:x2="18.687cm" svg:y2="3.175cm">
                <text:p/>
              </draw:line>
            </draw:g>
            <draw:g>
              <draw:rect draw:style-name="gr8" draw:text-style-name="P2" draw:layer="layout" svg:width="3.628cm" svg:height="0.635cm" svg:x="17.236cm" svg:y="3.81cm">
                <text:p/>
              </draw:rect>
              <draw:rect draw:style-name="gr9" draw:text-style-name="P3" draw:layer="layout" svg:width="1.451cm" svg:height="0.635cm" svg:x="17.236cm" svg:y="3.81cm">
                <text:p text:style-name="P3"><text:span text:style-name="T3">LT</text:span></text:p>
              </draw:rect>
              <draw:rect draw:style-name="gr9" draw:text-style-name="P3" draw:layer="layout" svg:width="2.177cm" svg:height="0.635cm" svg:x="18.687cm" svg:y="3.81cm">
                <text:p text:style-name="P3"><text:span text:style-name="T3">DATA</text:span></text:p>
              </draw:rect>
              <draw:line draw:style-name="gr4" draw:text-style-name="P2" draw:layer="layout" svg:x1="18.687cm" svg:y1="3.81cm" svg:x2="18.687cm" svg:y2="4.445cm">
                <text:p/>
              </draw:line>
            </draw:g>
          </draw:g>
          <draw:rect draw:style-name="gr10" draw:text-style-name="P2" draw:layer="layout" svg:width="5.08cm" svg:height="5.08cm" svg:x="16.51cm" svg:y="0cm">
            <text:p/>
          </draw:rect>
        </draw:g>
        <draw:connector draw:style-name="gr11" draw:text-style-name="P7" draw:layer="layout" svg:x1="4.445cm" svg:y1="2.54cm" svg:x2="9.455cm" svg:y2="2.537cm" draw:start-shape="id1" draw:start-glue-point="1" draw:end-shape="id2">
          <text:p text:style-name="P7"><text:span text:style-name="T6">Heuristic</text:span></text:p>
          <text:p text:style-name="P7"><text:span text:style-name="T6">Filtering</text:span></text:p>
        </draw:connector>
        <draw:connector draw:style-name="gr12" draw:text-style-name="P2" draw:layer="layout" svg:x1="16.51cm" svg:y1="2.54cm" svg:x2="14.535cm" svg:y2="2.537cm" draw:start-shape="id3" draw:start-glue-point="3" draw:end-shape="id2" draw:end-glue-point="1">
          <text:p/>
        </draw:connector>
        <draw:g draw:id="id4">
          <draw:frame draw:style-name="gr7" draw:text-style-name="P8" draw:layer="layout" svg:width="5.08cm" svg:height="0.747cm" svg:x="16.51cm" svg:y="8.932cm">
            <draw:text-box>
              <text:p text:style-name="P8"><text:span text:style-name="T7">GPS Messages</text:span></text:p>
            </draw:text-box>
          </draw:frame>
          <draw:g>
            <draw:g>
              <draw:rect draw:style-name="gr8" draw:text-style-name="P2" draw:layer="layout" svg:width="3.628cm" svg:height="0.635cm" svg:x="17.236cm" svg:y="10.16cm">
                <text:p/>
              </draw:rect>
              <draw:rect draw:style-name="gr9" draw:text-style-name="P3" draw:layer="layout" svg:width="1.451cm" svg:height="0.635cm" svg:x="17.236cm" svg:y="10.16cm">
                <text:p text:style-name="P3"><text:span text:style-name="T3">GT</text:span></text:p>
              </draw:rect>
              <draw:rect draw:style-name="gr9" draw:text-style-name="P3" draw:layer="layout" svg:width="2.177cm" svg:height="0.635cm" svg:x="18.687cm" svg:y="10.16cm">
                <text:p text:style-name="P3"><text:span text:style-name="T3">GMT</text:span></text:p>
              </draw:rect>
              <draw:line draw:style-name="gr4" draw:text-style-name="P2" draw:layer="layout" svg:x1="18.687cm" svg:y1="10.16cm" svg:x2="18.687cm" svg:y2="10.795cm">
                <text:p/>
              </draw:line>
            </draw:g>
            <draw:g>
              <draw:rect draw:style-name="gr8" draw:text-style-name="P2" draw:layer="layout" svg:width="3.628cm" svg:height="0.635cm" svg:x="17.236cm" svg:y="11.43cm">
                <text:p/>
              </draw:rect>
              <draw:rect draw:style-name="gr9" draw:text-style-name="P3" draw:layer="layout" svg:width="1.451cm" svg:height="0.635cm" svg:x="17.236cm" svg:y="11.43cm">
                <text:p text:style-name="P3"><text:span text:style-name="T3">GT</text:span></text:p>
              </draw:rect>
              <draw:rect draw:style-name="gr9" draw:text-style-name="P3" draw:layer="layout" svg:width="2.177cm" svg:height="0.635cm" svg:x="18.687cm" svg:y="11.43cm">
                <text:p text:style-name="P3"><text:span text:style-name="T3">GMT</text:span></text:p>
              </draw:rect>
              <draw:line draw:style-name="gr4" draw:text-style-name="P2" draw:layer="layout" svg:x1="18.687cm" svg:y1="11.43cm" svg:x2="18.687cm" svg:y2="12.065cm">
                <text:p/>
              </draw:line>
            </draw:g>
            <draw:g>
              <draw:rect draw:style-name="gr8" draw:text-style-name="P2" draw:layer="layout" svg:width="3.628cm" svg:height="0.635cm" svg:x="17.236cm" svg:y="12.7cm">
                <text:p/>
              </draw:rect>
              <draw:rect draw:style-name="gr9" draw:text-style-name="P3" draw:layer="layout" svg:width="1.451cm" svg:height="0.635cm" svg:x="17.236cm" svg:y="12.7cm">
                <text:p text:style-name="P3"><text:span text:style-name="T3">GT</text:span></text:p>
              </draw:rect>
              <draw:rect draw:style-name="gr9" draw:text-style-name="P3" draw:layer="layout" svg:width="2.177cm" svg:height="0.635cm" svg:x="18.687cm" svg:y="12.7cm">
                <text:p text:style-name="P3"><text:span text:style-name="T3">GMT</text:span></text:p>
              </draw:rect>
              <draw:line draw:style-name="gr4" draw:text-style-name="P2" draw:layer="layout" svg:x1="18.687cm" svg:y1="12.7cm" svg:x2="18.687cm" svg:y2="13.335cm">
                <text:p/>
              </draw:line>
            </draw:g>
          </draw:g>
          <draw:rect draw:style-name="gr10" draw:text-style-name="P2" draw:layer="layout" svg:width="5.08cm" svg:height="5.08cm" svg:x="16.51cm" svg:y="8.89cm">
            <text:p/>
          </draw:rect>
        </draw:g>
        <draw:connector draw:style-name="gr13" draw:text-style-name="P2" draw:layer="layout" svg:x1="16.51cm" svg:y1="11.43cm" svg:x2="13.602cm" svg:y2="11.431cm" draw:start-shape="id4" draw:start-glue-point="3" draw:end-shape="id5" draw:end-glue-point="1">
          <text:p/>
        </draw:connector>
        <draw:connector draw:style-name="gr14" draw:text-style-name="P2" draw:layer="layout" svg:x1="11.995cm" svg:y1="3.49cm" svg:x2="11.951cm" svg:y2="10.479cm" draw:start-shape="id2" draw:start-glue-point="2" draw:end-shape="id5" draw:end-glue-point="0">
          <text:p/>
        </draw:connector>
        <draw:rect draw:style-name="gr15" draw:text-style-name="P10" draw:layer="layout" svg:width="4.453cm" svg:height="1.356cm" svg:x="10.494cm" svg:y="6.261cm">
          <text:p text:style-name="P9"><text:span text:style-name="T8">Global Time</text:span></text:p>
          <text:p text:style-name="P9"><text:span text:style-name="T8">Assignment</text:span></text:p>
        </draw:rect>
        <draw:rect draw:style-name="gr16" draw:text-style-name="P9" draw:layer="layout" svg:width="1.377cm" svg:height="1.097cm" svg:x="4.318cm" svg:y="1.143cm">
          <text:p text:style-name="P9"><text:span text:style-name="T8">1)</text:span></text:p>
        </draw:rect>
        <draw:rect draw:style-name="gr16" draw:text-style-name="P9" draw:layer="layout" svg:width="1.377cm" svg:height="1.097cm" svg:x="9.39cm" svg:y="5.715cm">
          <text:p text:style-name="P9"><text:span text:style-name="T8">2)</text:span></text:p>
        </draw:rect>
        <draw:g draw:id="id6">
          <draw:frame draw:style-name="gr7" draw:text-style-name="P6" draw:layer="layout" svg:width="5.08cm" svg:height="0.831cm" svg:x="0cm" svg:y="8.89cm">
            <draw:text-box>
              <text:p text:style-name="P6"><text:span text:style-name="T5">OUTPUT DATA</text:span></text:p>
            </draw:text-box>
          </draw:frame>
          <draw:g>
            <draw:g>
              <draw:rect draw:style-name="gr8" draw:text-style-name="P2" draw:layer="layout" svg:width="3.628cm" svg:height="0.635cm" svg:x="0.726cm" svg:y="10.16cm">
                <text:p/>
              </draw:rect>
              <draw:rect draw:style-name="gr9" draw:text-style-name="P3" draw:layer="layout" svg:width="1.451cm" svg:height="0.635cm" svg:x="0.726cm" svg:y="10.16cm">
                <text:p text:style-name="P3"><text:span text:style-name="T3">LT</text:span></text:p>
              </draw:rect>
              <draw:rect draw:style-name="gr9" draw:text-style-name="P3" draw:layer="layout" svg:width="2.177cm" svg:height="0.635cm" svg:x="2.177cm" svg:y="10.16cm">
                <text:p text:style-name="P3"><text:span text:style-name="T3">DATA</text:span></text:p>
              </draw:rect>
              <draw:line draw:style-name="gr4" draw:text-style-name="P2" draw:layer="layout" svg:x1="2.177cm" svg:y1="10.16cm" svg:x2="2.177cm" svg:y2="10.795cm">
                <text:p/>
              </draw:line>
            </draw:g>
            <draw:g>
              <draw:rect draw:style-name="gr8" draw:text-style-name="P2" draw:layer="layout" svg:width="3.628cm" svg:height="0.635cm" svg:x="0.726cm" svg:y="11.43cm">
                <text:p/>
              </draw:rect>
              <draw:rect draw:style-name="gr9" draw:text-style-name="P3" draw:layer="layout" svg:width="1.451cm" svg:height="0.635cm" svg:x="0.726cm" svg:y="11.43cm">
                <text:p text:style-name="P3"><text:span text:style-name="T3">LT</text:span></text:p>
              </draw:rect>
              <draw:rect draw:style-name="gr9" draw:text-style-name="P3" draw:layer="layout" svg:width="2.177cm" svg:height="0.635cm" svg:x="2.177cm" svg:y="11.43cm">
                <text:p text:style-name="P3"><text:span text:style-name="T3">DATA</text:span></text:p>
              </draw:rect>
              <draw:line draw:style-name="gr4" draw:text-style-name="P2" draw:layer="layout" svg:x1="2.177cm" svg:y1="11.43cm" svg:x2="2.177cm" svg:y2="12.065cm">
                <text:p/>
              </draw:line>
            </draw:g>
            <draw:g>
              <draw:rect draw:style-name="gr8" draw:text-style-name="P2" draw:layer="layout" svg:width="3.628cm" svg:height="0.635cm" svg:x="0.726cm" svg:y="12.7cm">
                <text:p/>
              </draw:rect>
              <draw:rect draw:style-name="gr9" draw:text-style-name="P3" draw:layer="layout" svg:width="1.451cm" svg:height="0.635cm" svg:x="0.726cm" svg:y="12.7cm">
                <text:p text:style-name="P3"><text:span text:style-name="T3">LT</text:span></text:p>
              </draw:rect>
              <draw:rect draw:style-name="gr9" draw:text-style-name="P3" draw:layer="layout" svg:width="2.177cm" svg:height="0.635cm" svg:x="2.177cm" svg:y="12.7cm">
                <text:p text:style-name="P3"><text:span text:style-name="T3">DATA</text:span></text:p>
              </draw:rect>
              <draw:line draw:style-name="gr4" draw:text-style-name="P2" draw:layer="layout" svg:x1="2.177cm" svg:y1="12.7cm" svg:x2="2.177cm" svg:y2="13.335cm">
                <text:p/>
              </draw:line>
            </draw:g>
          </draw:g>
          <draw:rect draw:style-name="gr10" draw:text-style-name="P2" draw:layer="layout" svg:width="5.08cm" svg:height="5.08cm" svg:x="0cm" svg:y="8.89cm">
            <text:p/>
          </draw:rect>
        </draw:g>
        <draw:connector draw:style-name="gr17" draw:text-style-name="P2" draw:layer="layout" svg:x1="10.3cm" svg:y1="11.431cm" svg:x2="5.08cm" svg:y2="11.43cm" draw:start-shape="id5" draw:start-glue-point="3" draw:end-shape="id6" draw:end-glue-point="1">
          <text:p/>
        </draw:connector>
        <draw:rect draw:style-name="gr15" draw:text-style-name="P10" draw:layer="layout" svg:width="4.453cm" svg:height="1.356cm" svg:x="5.687cm" svg:y="9.392cm">
          <text:p text:style-name="P9"><text:span text:style-name="T8">GMT Time</text:span></text:p>
          <text:p text:style-name="P9"><text:span text:style-name="T8">Assignment</text:span></text:p>
        </draw:rect>
        <draw:rect draw:style-name="gr16" draw:text-style-name="P9" draw:layer="layout" svg:width="1.377cm" svg:height="1.097cm" svg:x="5.181cm" svg:y="8.587cm">
          <text:p text:style-name="P9"><text:span text:style-name="T8">3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marker draw:name="Square" svg:viewBox="0 0 10 10" svg:d="m0 0h10v10h-1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13.9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Geoffrey Werner-Allen</meta:initial-creator>
    <meta:creation-date>2006-04-20T08:17:46</meta:creation-date>
    <dc:creator>Geoffrey Werner-Allen</dc:creator>
    <dc:date>2006-04-21T10:23:47</dc:date>
    <dc:language>en-US</dc:language>
    <meta:editing-cycles>41</meta:editing-cycles>
    <meta:editing-duration>PT8H21M19S</meta:editing-duration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